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-05-06</text:p>
      <text:p text:style-name="Text_20_body">Time: 08:30</text:p>
      <text:p text:style-name="Text_20_body">Facilitator: <text:span text:style-name="T1">Emil Djupfeld</text:span></text:p>
      <text:p text:style-name="Text_20_body">Participants: Jonas Jacobsson &amp; Christian Bergström</text:p>
      <text:list xml:id="list203418822" text:style-name="L1">
        <text:list-item>
          <text:p text:style-name="P1">Objectives (5 min)</text:p>
          <text:p text:style-name="P1">Show our first iteration of the program. Get some feedback.</text:p>
        </text:list-item>
        <text:list-item>
          <text:p text:style-name="P1">Reports (15 min)</text:p>
          <text:p text:style-name="P1">Iteration 1, as specified in mail correspondence with Emil, completed.</text:p>
        </text:list-item>
        <text:list-item>
          <text:p text:style-name="P1">Discussion items (35 min)</text:p>
          <text:p text:style-name="P1">What should we focus on for the coming iterations? AI and improved visuals/usability or doing the networked gameplay?</text:p>
        </text:list-item>
        <text:list-item>
          <text:p text:style-name="P1">Outcomes and assignments (5 min)</text:p>
          <text:p text:style-name="P1">We should focus on AI and the visuals/usability. Work on the network things as time allows.</text:p>
        </text:list-item>
        <text:list-item>
          <text:p text:style-name="P1">Wrap up</text:p>
          <text:p text:style-name="P1">Next supervisor meeting: 10-05-11 @ 10: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06T09:03:45</dc:date>
    <meta:editing-cycles>8</meta:editing-cycles>
    <meta:editing-duration>PT00H26M42S</meta:editing-duration>
    <dc:creator>Jonas Jacobson</dc:creator>
    <meta:document-statistic meta:table-count="0" meta:image-count="0" meta:object-count="0" meta:page-count="1" meta:paragraph-count="16" meta:word-count="99" meta:character-count="616"/>
    <meta:user-defined meta:name="Info 1"/>
    <meta:user-defined meta:name="Info 2"/>
    <meta:user-defined meta:name="Info 3"/>
    <meta:user-defined meta:name="Info 4"/>
  </office:meta>
</office:document-meta>
</file>